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justify" style:justify-single-word="false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0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1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0pt" style:font-size-asian="8.75pt" style:font-size-complex="10pt"/>
    </style:style>
    <style:style style:name="T19" style:family="text">
      <style:text-properties style:font-name="AlMateen"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4">1. Preparando o ambiente</text:p>
          <text:p text:style-name="P34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6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1">Ex.:</text:p>
              <text:p text:style-name="P37">orb_plugins = ["local_log_stream", "iiop_profile", "giop", "iiop", </text:p>
              <text:p text:style-name="P31"><text:span text:style-name="T16">"portable_interceptor"];</text:span> </text:p>
              <text:p text:style-name="P31"/>
            </text:list-item>
            <text:list-item>
              <text:p text:style-name="P31">O nome do interceptador cliente(<text:span text:style-name="T15">AccessControl</text:span>) <text:s/>deve constar na lista <text:span text:style-name="T15">client_binding_list</text:span>.</text:p>
              <text:p text:style-name="P31">Ex.: </text:p>
              <text:p text:style-name="P37">binding:client_binding_list = ["AccessControl+OTS+POA_Coloc", </text:p>
              <text:p text:style-name="P37">"AccessControl+POA_Coloc", "OTS+POA_Coloc", "POA_Coloc", "AccessControl </text:p>
              <text:p text:style-name="P37">+OTS+GIOP+IIOP", "AccessControl+GIOP+IIOP", "OTS+GIOP+IIOP", "GIOP </text:p>
              <text:p text:style-name="P37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1">O nome do interceptador servidor(<text:span text:style-name="T15">AccessControl</text:span>) deve constar na lista <text:span text:style-name="T15">server_binding_list</text:span>.</text:p>
              <text:p text:style-name="P31">Ex.: </text:p>
              <text:p text:style-name="P37">binding:server_binding_list = ["OTS+AccessControl", </text:p>
              <text:p text:style-name="P37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5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9">Entrar no diretório <text:span text:style-name="T16">$OPENBUS_HOME/demo/hello/orbix63.</text:span></text:p>
        </text:list-item>
        <text:list-item>
          <text:p text:style-name="P39">Editar o arquivo <text:span text:style-name="T16">$OPENBUS_HOME/demo/hello/orbix63/democonfig</text:span> e configurar a localização do barramento.</text:p>
        </text:list-item>
        <text:list-item>
          <text:p text:style-name="P39">Executar o processo servidor: <text:span text:style-name="T16">./runserver</text:span></text:p>
          <text:p text:style-name="P39">A mensagem “<text:span text:style-name="T16">Serviço HELLO registrado no OpenBus...</text:span>” deve ser retornada.</text:p>
        </text:list-item>
        <text:list-item>
          <text:p text:style-name="P39">Executar o processo cliente: <text:span text:style-name="T16">./runclient</text:span></text:p>
          <text:p text:style-name="P39"><text:span text:style-name="T3">Após a execução do cliente, no terminal do processo servidor a seguinte mensagem deve ser retornada:</text:span><text:span text:style-name="T16"> “Servant diz: HELLO!”</text:span></text:p>
        </text:list-item>
      </text:list>
      <text:p text:style-name="P3"/>
      <text:p text:style-name="P3"><text:tab/><text:span text:style-name="T19">2. Desenvolvimento</text:span></text:p>
      <text:p text:style-name="P10"/>
      <text:p text:style-name="P9"><text:tab/>2.1. API</text:p>
      <text:p text:style-name="P3"/>
      <text:p text:style-name="P3"><text:tab/>A <text:span text:style-name="T20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Openbus::init(</text:p>
      <text:p text:style-name="P15"><text:tab/> <text:s/>int argc,</text:p>
      <text:p text:style-name="P15"><text:tab/> <text:s/>char** argv)</text:p>
      <text:p text:style-name="P3"/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17">bool</text:span><text:span text:style-name="T18"> </text:span><text:span text:style-name="T17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17">static void Openbus::terminationHandlerCallback(long signalType)</text:span></text:p>
      <text:p text:style-name="P15"/>
      <text:p text:style-name="P6"><text:span text:style-name="T17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5">server.cpp</text:span> do demo <text:span text:style-name="T1">Hello</text:span>.</text:p>
      <text:p text:style-name="P3"><text:tab/></text:p>
      <text:p text:style-name="P3"><text:tab/><text:span text:style-name="T17">CORBA::ORB* Openbus::getORB()</text:span></text:p>
      <text:p text:style-name="P3"><text:tab/></text:p>
      <text:p text:style-name="P3"><text:span text:style-name="T17"><text:tab/></text:span><text:span text:style-name="T21">Retorna o </text:span><text:span text:style-name="T2">ORB</text:span><text:span text:style-name="T21"> utilizado.</text:span></text:p>
      <text:p text:style-name="P3"/>
      <text:p text:style-name="P3"><text:tab/><text:span text:style-name="T17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><text:tab/><text:span text:style-name="T17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17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17">openbusidl::ss::ISession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5">NO_CONNECTED</text:span>: Não há uma conexão estabelecida com nenhum <text:tab/>barramento,</text:p>
      <text:p text:style-name="P18"><text:span text:style-name="T15"><text:tab/>NO_SESSION_SERVICE</text:span>: Não é possível obter, a nível de CORBA, o serviço <text:tab/>de sessão no barramento em uso.</text:p>
      <text:p text:style-name="P18"/>
      <text:p text:style-name="P3"><text:tab/><text:span text:style-name="T17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3"><text:tab/><text:span text:style-name="T17">bool addLeaseExpiredCallback(LeaseExpiredCallback leaseExpiredCallback)</text:span></text:p>
      <text:p text:style-name="P3"/>
      <text:p text:style-name="P3"><text:tab/>Registra uma callback para a notificação de que o <text:span text:style-name="T1">lease</text:span> da credencial</text:p>
      <text:p text:style-name="P3"><text:tab/>de identificação do usuário expirou.</text:p>
      <text:p text:style-name="P3"/>
      <text:p text:style-name="P3"><text:tab/><text:span text:style-name="T17">bool removeLeaseExpiredCallback(LeaseExpiredCallback leaseExpiredCallback)</text:span></text:p>
      <text:p text:style-name="P15"/>
      <text:p text:style-name="P5"><text:tab/>Remove uma callback previamente registrada para a notificação de <text:span text:style-name="T1">lease</text:span> expirado.</text:p>
      <text:p text:style-name="P5"/>
      <text:p text:style-name="P14"><text:span text:style-name="T8"><text:tab/></text:span><text:span text:style-name="T15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tab/><text:span text:style-name="T15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0">Os valores que definem a localização do barramento(<text:span text:style-name="T1">host</text:span> e porta) estão incorretos.</text:p>
        </text:list-item>
        <text:list-item>
          <text:p text:style-name="P40">O mecanismo de interceptação não está sendo ativado. (rever o ítem 1)</text:p>
        </text:list-item>
      </text:list>
      <text:p text:style-name="P25"/>
      <text:p text:style-name="P25"><text:soft-page-break/></text:p>
      <text:p text:style-name="P23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span text:style-name="T15"><text:tab/>CORBA::SystemException</text:span>: Alguma falha de comunicação com o <text:tab/>barramento ocorreu. Possíveis causas:</text:p>
      <text:list text:style-name="L6">
        <text:list-item text:start-value="1">
          <text:p text:style-name="P40">Os valores que definem a localização do barramento(<text:span text:style-name="T1">host</text:span> e porta) estão incorretos.</text:p>
        </text:list-item>
        <text:list-item>
          <text:p text:style-name="P40">O mecanismo de interceptação não está sendo ativado. (rever o ítem 1)</text:p>
        </text:list-item>
      </text:list>
      <text:p text:style-name="P25"/>
      <text:p text:style-name="P25"><text:tab/><text:tab/><text:span text:style-name="T15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41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/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3"/>
      <text:p text:style-name="P23"/>
      <text:p text:style-name="P23"/>
      <text:p text:style-name="P23"><text:soft-page-break/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6">openbus::Openbus* bus = Openbus::getInstance();</text:span></text:p>
      <text:list text:style-name="L7">
        <text:list-header>
          <text:p text:style-name="P32"/>
          <text:list>
            <text:list-item>
              <text:list>
                <text:list-header>
                  <text:p text:style-name="P42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/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p text:style-name="P14"><text:soft-page-break/></text:p>
      <text:list text:style-name="L8">
        <text:list-header>
          <text:p text:style-name="P33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3">Par usuário e senha.</text:p>
            </text:list-item>
            <text:list-item>
              <text:p text:style-name="P33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>struct <text:span text:style-name="T15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3"/>
      <text:p text:style-name="P3"/>
      <text:p text:style-name="P3"/>
      <text:p text:style-name="P3"><text:soft-page-break/></text:p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/>
      <text:p text:style-name="P3"><text:tab/>O serviço a ser registrado no barramento deve ser descrito através de uma oferta de serviço, que é representada pela estrutura <text:span text:style-name="T1">ServiceOffer. </text:span><text:span text:style-name="T20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0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6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6">bus-&gt;run();</text:span></text:p>
      <text:p text:style-name="P3"/>
      <text:p text:style-name="P10"><text:tab/></text:p>
      <text:p text:style-name="P10"/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implementam a faceta que o usuário desej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<text:tab/><text:span text:style-name="T15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oft-page-break/></text:p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5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7-22T17:41:58</dc:date>
    <meta:editing-cycles>282</meta:editing-cycles>
    <meta:editing-duration>P1DT10H5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88" meta:word-count="2804" meta:character-count="21636"/>
  </office:meta>
</office:document-meta>
</file>